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3" style:family="paragraph" style:parent-style-name="Standard" style:list-style-name="L1">
      <style:text-properties officeooo:rsid="000e5e5a" officeooo:paragraph-rsid="000e5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2133674122090477648" text:style-name="L1">
        <text:list-item>
          <text:p text:style-name="P2">řazení fotek</text:p>
        </text:list-item>
        <text:list-item>
          <text:p text:style-name="P2">překlad kategorie</text:p>
        </text:list-item>
        <text:list-item>
          <text:p text:style-name="P3">výpis produktů kategorie</text:p>
        </text:list-item>
        <text:list-item>
          <text:p text:style-name="P3">detail produktu</text:p>
        </text:list-item>
        <text:list-item>
          <text:p text:style-name="P3">košík</text:p>
        </text:list-item>
        <text:list-item>
          <text:p text:style-name="P3">vložení do košík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08-08T21:55:21.210498108</dc:date>
    <meta:editing-duration>PT2H57M53S</meta:editing-duration>
    <meta:editing-cycles>4</meta:editing-cycles>
    <meta:document-statistic meta:table-count="0" meta:image-count="0" meta:object-count="0" meta:page-count="1" meta:paragraph-count="7" meta:word-count="23" meta:character-count="111" meta:non-whitespace-character-count="101"/>
  </office:meta>
</office:document-meta>
</file>